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8dea" officeooo:paragraph-rsid="00078dea"/>
    </style:style>
    <style:style style:name="P2" style:family="paragraph" style:parent-style-name="Standard" style:list-style-name="L4">
      <style:text-properties style:font-name="Muli" officeooo:rsid="000a2916" officeooo:paragraph-rsid="000a2916"/>
    </style:style>
    <style:style style:name="P3" style:family="paragraph" style:parent-style-name="Standard" style:list-style-name="L4">
      <style:text-properties style:font-name="Muli" officeooo:rsid="000a5415" officeooo:paragraph-rsid="000a5415"/>
    </style:style>
    <style:style style:name="P4" style:family="paragraph" style:parent-style-name="Standard">
      <style:text-properties style:font-name="Muli" fo:font-size="10pt" fo:font-weight="bold" officeooo:rsid="00078dea" officeooo:paragraph-rsid="00078dea" style:font-size-asian="10pt" style:font-weight-asian="bold" style:font-size-complex="10pt" style:font-weight-complex="bold"/>
    </style:style>
    <style:style style:name="P5" style:family="paragraph" style:parent-style-name="Standard">
      <style:text-properties style:font-name="Muli" fo:font-size="10pt" fo:font-weight="bold" officeooo:rsid="000a2916" officeooo:paragraph-rsid="000a2916" style:font-size-asian="10pt" style:font-weight-asian="bold" style:font-size-complex="10pt" style:font-weight-complex="bold"/>
    </style:style>
    <style:style style:name="P6" style:family="paragraph" style:parent-style-name="Standard">
      <style:text-properties style:font-name="Muli" fo:font-size="10pt" fo:font-weight="bold" officeooo:rsid="000a5415" officeooo:paragraph-rsid="000a5415" style:font-size-asian="10pt" style:font-weight-asian="bold" style:font-size-complex="10pt" style:font-weight-complex="bold"/>
    </style:style>
    <style:style style:name="P7" style:family="paragraph" style:parent-style-name="Standard">
      <style:text-properties style:font-name="Muli" fo:font-size="10pt" fo:font-weight="bold" officeooo:rsid="000bbddf" officeooo:paragraph-rsid="000bbddf" style:font-size-asian="10pt" style:font-weight-asian="bold" style:font-size-complex="10pt" style:font-weight-complex="bold"/>
    </style:style>
    <style:style style:name="P8" style:family="paragraph" style:parent-style-name="Standard">
      <style:text-properties style:font-name="Muli" fo:font-size="10pt" officeooo:rsid="00078dea" officeooo:paragraph-rsid="00078dea" style:font-size-asian="10pt" style:font-size-complex="10pt"/>
    </style:style>
    <style:style style:name="P9" style:family="paragraph" style:parent-style-name="Standard" style:list-style-name="L1">
      <style:text-properties style:font-name="Muli" fo:font-size="10pt" officeooo:rsid="00078dea" officeooo:paragraph-rsid="00078dea" style:font-size-asian="10pt" style:font-size-complex="10pt"/>
    </style:style>
    <style:style style:name="P10" style:family="paragraph" style:parent-style-name="Standard">
      <style:text-properties style:font-name="Muli" fo:font-size="10pt" officeooo:rsid="000a2916" officeooo:paragraph-rsid="000a2916" style:font-size-asian="10pt" style:font-size-complex="10pt"/>
    </style:style>
    <style:style style:name="P11" style:family="paragraph" style:parent-style-name="Standard" style:list-style-name="L3">
      <style:text-properties style:font-name="Muli" fo:font-size="10pt" officeooo:rsid="000a2916" officeooo:paragraph-rsid="000a2916" style:font-size-asian="10pt" style:font-size-complex="10pt"/>
    </style:style>
    <style:style style:name="P12" style:family="paragraph" style:parent-style-name="Standard" style:list-style-name="L3">
      <style:text-properties style:font-name="Muli" fo:font-size="10pt" officeooo:rsid="000a5415" officeooo:paragraph-rsid="000a5415" style:font-size-asian="10pt" style:font-size-complex="10pt"/>
    </style:style>
    <style:style style:name="P13" style:family="paragraph" style:parent-style-name="Standard">
      <style:text-properties style:font-name="Muli" fo:font-size="10pt" officeooo:rsid="000a5415" officeooo:paragraph-rsid="000a5415" style:font-size-asian="10pt" style:font-size-complex="10pt"/>
    </style:style>
    <style:style style:name="P14" style:family="paragraph" style:parent-style-name="Standard">
      <style:text-properties style:font-name="Muli" fo:font-size="10pt" officeooo:rsid="000b9bf8" officeooo:paragraph-rsid="000b9bf8" style:font-size-asian="10pt" style:font-size-complex="10pt"/>
    </style:style>
    <style:style style:name="P15" style:family="paragraph" style:parent-style-name="Standard" style:list-style-name="L5">
      <style:text-properties style:font-name="Muli" fo:font-size="10pt" officeooo:rsid="000b9bf8" officeooo:paragraph-rsid="000b9bf8" style:font-size-asian="10pt" style:font-size-complex="10pt"/>
    </style:style>
    <style:style style:name="P16" style:family="paragraph" style:parent-style-name="Standard">
      <style:text-properties style:font-name="Muli" fo:font-size="10pt" officeooo:rsid="000bbddf" officeooo:paragraph-rsid="000bbddf" style:font-size-asian="10pt" style:font-size-complex="10pt"/>
    </style:style>
    <style:style style:name="P17" style:family="paragraph" style:parent-style-name="Standard" style:list-style-name="L2">
      <style:text-properties fo:font-size="10pt" officeooo:paragraph-rsid="00078dea" style:font-size-asian="10pt" style:font-size-complex="10pt"/>
    </style:style>
    <style:style style:name="P18" style:family="paragraph" style:parent-style-name="Standard" style:list-style-name="L2">
      <style:text-properties fo:font-size="10pt" officeooo:rsid="00078dea" officeooo:paragraph-rsid="00078dea" style:font-size-asian="10pt" style:font-size-complex="10pt"/>
    </style:style>
    <style:style style:name="P19" style:family="paragraph" style:parent-style-name="Standard">
      <style:text-properties style:font-name="DejaVu Sans Mono" fo:font-size="10pt" officeooo:rsid="00078dea" officeooo:paragraph-rsid="00078dea" style:font-size-asian="10pt" style:font-size-complex="10pt"/>
    </style:style>
    <style:style style:name="P20" style:family="paragraph" style:parent-style-name="Standard">
      <style:text-properties style:font-name="DejaVu Sans Mono" fo:font-size="10pt" officeooo:rsid="000a5415" officeooo:paragraph-rsid="000a5415" style:font-size-asian="10pt" style:font-size-complex="10pt"/>
    </style:style>
    <style:style style:name="T1" style:family="text">
      <style:text-properties style:font-name="Muli"/>
    </style:style>
    <style:style style:name="T2" style:family="text">
      <style:text-properties style:font-name="Muli" officeooo:rsid="00078dea"/>
    </style:style>
    <style:style style:name="T3" style:family="text">
      <style:text-properties style:font-name="Muli" fo:font-size="10pt" style:font-size-asian="10pt" style:font-size-complex="10pt"/>
    </style:style>
    <style:style style:name="T4" style:family="text">
      <style:text-properties officeooo:rsid="000a2916"/>
    </style:style>
    <style:style style:name="T5" style:family="text">
      <style:text-properties fo:font-size="10pt" style:font-size-asian="10pt" style:font-size-complex="10pt"/>
    </style:style>
    <style:style style:name="T6" style:family="text">
      <style:text-properties style:font-name="DejaVu Sans Mono"/>
    </style:style>
    <style:style style:name="T7" style:family="text">
      <style:text-properties style:font-name="DejaVu Sans Mono"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I5CY Bare Metal + Testbench tutorial</text:p>
      <text:p text:style-name="P8"/>
      <text:p text:style-name="P4">Summary:</text:p>
      <text:p text:style-name="P8"/>
      <text:list xml:id="list159775453" text:style-name="L2">
        <text:list-item>
          <text:p text:style-name="P17"><text:span text:style-name="T2">RI5CY is an in-order 4-stage pipelined RISC-V core with debug unit supporting the RV32IMFCXpulp instruction set and extensions.</text:span></text:p>
        </text:list-item>
        <text:list-item>
          <text:p text:style-name="P17"><text:span text:style-name="T2">It has a Verilator model and testbench contributed by Embecosm. The testbench instantiates the model and drives it through interactions with the debug unit.</text:span></text:p>
        </text:list-item>
        <text:list-item>
          <text:p text:style-name="P18"><text:span text:style-name="T2">C</text:span><text:span text:style-name="T1">ode is written directly to memory by the testbench before execution. The core begins execution on reset at address 0x80, the reset vector.</text:span></text:p>
        </text:list-item>
      </text:list>
      <text:p text:style-name="P8"/>
      <text:p text:style-name="P4">Goal: </text:p>
      <text:p text:style-name="P8"/>
      <text:list xml:id="list1536597049" text:style-name="L1">
        <text:list-item>
          <text:p text:style-name="P9">Build a pre-existing model of the RI5CY core and execute instructions on it</text:p>
        </text:list-item>
        <text:list-item>
          <text:p text:style-name="P9">Examine core behaviour with GTKWave</text:p>
        </text:list-item>
      </text:list>
      <text:p text:style-name="P8"/>
      <text:p text:style-name="P5">Resources:</text:p>
      <text:p text:style-name="P10"/>
      <text:list xml:id="list4221502980" text:style-name="L4">
        <text:list-item>
          <text:p text:style-name="P2"><text:span text:style-name="T5">Ri5CY user manual: </text:span><text:a xlink:type="simple" xlink:href="http://www.pulp-platform.org/wp-content/uploads/2017/11/ri5cy_user_manual.pdf" text:style-name="Internet_20_link" text:visited-style-name="Visited_20_Internet_20_Link"><text:span text:style-name="T5">http://www.pulp-platform.org/wp-content/uploads/2017/11/ri5cy_user_manual.pdf</text:span></text:a><text:span text:style-name="T5"> </text:span></text:p>
        </text:list-item>
        <text:list-item>
          <text:p text:style-name="P3"><text:span text:style-name="T5">RISC-V User-level ISA, version 2.2: </text:span><text:a xlink:type="simple" xlink:href="https://riscv.org/specifications/" text:style-name="Internet_20_link" text:visited-style-name="Visited_20_Internet_20_Link"><text:span text:style-name="T5">https://riscv.org/specifications/</text:span></text:a><text:span text:style-name="T5"> </text:span></text:p>
        </text:list-item>
      </text:list>
      <text:p text:style-name="P8"/>
      <text:p text:style-name="P4">Steps</text:p>
      <text:p text:style-name="P8"/>
      <text:p text:style-name="P4">Obtaining the source</text:p>
      <text:p text:style-name="P8"/>
      <text:p text:style-name="P8">Clone the Ri5CY git repository:</text:p>
      <text:p text:style-name="P8"/>
      <text:p text:style-name="P1"><text:span text:style-name="T7"><text:s text:c="2"/>git clone </text:span><text:a xlink:type="simple" xlink:href="https://github.com/pulp-platform/riscv.git" text:style-name="Internet_20_link" text:visited-style-name="Visited_20_Internet_20_Link"><text:span text:style-name="T7">https://github.com/pulp-platform/riscv.git</text:span></text:a></text:p>
      <text:p text:style-name="P8"/>
      <text:p text:style-name="P8"/>
      <text:p text:style-name="P4">Building the model</text:p>
      <text:p text:style-name="P8"/>
      <text:p text:style-name="P8">In the verilator-model subdir, run make:</text:p>
      <text:p text:style-name="P8"/>
      <text:p text:style-name="P19"><text:s text:c="2"/>cd verilator-model</text:p>
      <text:p text:style-name="P19"><text:s text:c="2"/>make</text:p>
      <text:p text:style-name="P8"/>
      <text:p text:style-name="P8">If you get an error about using the new operator with an over-aligned type, this is because you have a recent GCC C++ compiler. Edit line 23 of the Makefile to add the -<text:span text:style-name="T6">faligned-new</text:span> flag, so it reads:</text:p>
      <text:p text:style-name="P8"/>
      <text:p text:style-name="P19"><text:s text:c="2"/>CXXFLAGS = -Wall -Werror -std=c++11 -faligned-new</text:p>
      <text:p text:style-name="P8"><text:s/></text:p>
      <text:p text:style-name="P4">Running the model</text:p>
      <text:p text:style-name="P8"/>
      <text:p text:style-name="P8">The model can be executed by invoking the testbench program:</text:p>
      <text:p text:style-name="P8"/>
      <text:p text:style-name="P19"><text:s text:c="2"/>./testbench</text:p>
      <text:p text:style-name="P8"/>
      <text:p text:style-name="P4">Examining execution with GTKWave</text:p>
      <text:p text:style-name="P8"><text:soft-page-break/></text:p>
      <text:p text:style-name="P8">Open the trace file with GTKWave:</text:p>
      <text:p text:style-name="P8"/>
      <text:p text:style-name="P19"><text:s text:c="2"/>gtkwave model.vcd</text:p>
      <text:p text:style-name="P8"/>
      <text:p text:style-name="P8">As <text:span text:style-name="T4">RI5CY is a moderately complex design, there are a lot of interesting parts to look at. Some interesting modules and signals include:</text:span></text:p>
      <text:p text:style-name="P8"/>
      <text:list xml:id="list3074342492" text:style-name="L3">
        <text:list-item>
          <text:p text:style-name="P11"><text:span text:style-name="T6">top.riscv_core_i.if_stage_i</text:span>. The prefetch buffer can be found underneath in <text:span text:style-name="T6">genblk1.prefetch_128.prefetch_buffer_i</text:span>, with the buffer register itself being called <text:span text:style-name="T6">instr_rdata_i</text:span>. Look at this along with the clock signal (<text:span text:style-name="T6">clk</text:span>) to observe the buffer during execution.</text:p>
        </text:list-item>
        <text:list-item>
          <text:p text:style-name="P11"><text:span text:style-name="T6">top.riscv_core_i.debug_unit_i</text:span>. The debug unit, through which the testbench interacts with the core. The debug unit is described on Page 31 of the RI5CY user manual. You examine the signals here to see interactions between the testbench and core. In particular, signals such as <text:span text:style-name="T6">dbg_req_o, debug_gnt_o, debug_halt_o, debug_req_i, debug_we_i, debug_addr_i</text:span>, etc. may be of interest.</text:p>
        </text:list-item>
        <text:list-item>
          <text:p text:style-name="P12"><text:span text:style-name="T6">top.riscv_core.load_store_unit_i</text:span>. This is the core’s interface to the memory. Its protocol is described on page 10 of the RI5CY manual. You should be able to see instructions being fetched from memory here. Signals include <text:span text:style-name="T6">data_req_o. data_addr_o, data_we_o, data_be_o, data_wdata_o, data_rdata_i, data_rvalid_i, data_gnt_i</text:span>.</text:p>
        </text:list-item>
      </text:list>
      <text:p text:style-name="P13"/>
      <text:p text:style-name="P6">Modifying instruction code</text:p>
      <text:p text:style-name="P13"/>
      <text:p text:style-name="P13">The <text:span text:style-name="T6">loadProgram()</text:span> function pokes RISC-V instructions into memory. These represent the assembly code:</text:p>
      <text:p text:style-name="P20"><text:s text:c="2"/>li a5, 64</text:p>
      <text:p text:style-name="P20"><text:s text:c="2"/>li a4, 102</text:p>
      <text:p text:style-name="P20"><text:s text:c="2"/>sw a4, 0(a5)</text:p>
      <text:p text:style-name="P13"/>
      <text:p text:style-name="P13">to begin with, then eventually perform the equivalent of the exit system call.</text:p>
      <text:p text:style-name="P13"/>
      <text:p text:style-name="P13">An example of one instruction being written to memory is:</text:p>
      <text:p text:style-name="P13"/>
      <text:p text:style-name="P20"><text:s text:c="4"/>cpu-&gt;top-&gt;ram_i-&gt;dp_ram_i-&gt;writeByte (addr + 0x0, 0x93);</text:p>
      <text:p text:style-name="P20"><text:s text:c="4"/>cpu-&gt;top-&gt;ram_i-&gt;dp_ram_i-&gt;writeByte (addr + 0x1, 0x07);</text:p>
      <text:p text:style-name="P20"><text:s text:c="4"/>cpu-&gt;top-&gt;ram_i-&gt;dp_ram_i-&gt;writeByte (addr + 0x2, 0x00);</text:p>
      <text:p text:style-name="P20"><text:s text:c="4"/>cpu-&gt;top-&gt;ram_i-&gt;dp_ram_i-&gt;writeByte (addr + 0x3, 0x04);</text:p>
      <text:p text:style-name="P13"/>
      <text:p text:style-name="P14">You can change the sequence of instructions placed in memory to execute a different program. This will require either:</text:p>
      <text:p text:style-name="P14"/>
      <text:list xml:id="list1514638849" text:style-name="L5">
        <text:list-item>
          <text:p text:style-name="P15">Some understanding of RISC-V assembly to write the opcodes directly</text:p>
        </text:list-item>
        <text:list-item>
          <text:p text:style-name="P15">Use of the RISC-V assembler and objdump tool to convert assembly code into opcodes for entering into the testbench.</text:p>
        </text:list-item>
      </text:list>
      <text:p text:style-name="P14"/>
      <text:p text:style-name="P14">You may find going through this process a fun and/or interesting exercise – however, you may instead wish to work on the “Running programs on verilated models through a GDBServer” tutorial to run some different programs on a RISC-V core.</text:p>
      <text:p text:style-name="P14"/>
      <text:p text:style-name="P7"><text:soft-page-break/>Modifying the instruction prefetch buffer width</text:p>
      <text:p text:style-name="P16"/>
      <text:p text:style-name="P16">&lt;TBC&g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4:10:56.086267382</meta:creation-date>
    <dc:date>2018-07-01T07:52:12.725691360</dc:date>
    <meta:editing-duration>PT17H17M23S</meta:editing-duration>
    <meta:editing-cycles>5</meta:editing-cycles>
    <meta:generator>LibreOffice/5.4.6.2$Linux_X86_64 LibreOffice_project/4014ce260a04f1026ba855d3b8d91541c224eab8</meta:generator>
    <meta:document-statistic meta:table-count="0" meta:image-count="0" meta:object-count="0" meta:page-count="3" meta:paragraph-count="49" meta:word-count="522" meta:character-count="3618" meta:non-whitespace-character-count="3117"/>
  </office:meta>
</office:document-meta>
</file>